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00000000182000000DB3F115725.png" manifest:media-type=""/>
  <manifest:file-entry manifest:full-path="Pictures/1000000000000174000000DE491078E1.png" manifest:media-type=""/>
  <manifest:file-entry manifest:full-path="Pictures/1000000000000180000000D886E8385A.png" manifest:media-type=""/>
  <manifest:file-entry manifest:full-path="Pictures/100002010000046A0000046A38EFEC0B.png" manifest:media-type=""/>
  <manifest:file-entry manifest:full-path="Pictures/1000000000000179000000E2A0138A2C.png" manifest:media-type=""/>
  <manifest:file-entry manifest:full-path="Pictures/100002010000046A0000046A118D029E.png" manifest:media-type=""/>
  <manifest:file-entry manifest:full-path="Pictures/100002010000046A0000046AAAC34F06.png" manifest:media-type=""/>
  <manifest:file-entry manifest:full-path="Pictures/1000000000000183000000DEBC584AF4.png" manifest:media-type=""/>
  <manifest:file-entry manifest:full-path="Pictures/1000000000000183000000D62F6C7AA2.png" manifest:media-type=""/>
  <manifest:file-entry manifest:full-path="Pictures/100002010000046A0000046A1FF334AA.png" manifest:media-type=""/>
  <manifest:file-entry manifest:full-path="Pictures/1000000000000172000000E181DE5A64.png" manifest:media-type=""/>
  <manifest:file-entry manifest:full-path="Pictures/1000000000000176000000E31FA6AAB7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solid" draw:fill-color="#dddddd" draw:textarea-horizontal-align="justify" draw:textarea-vertical-align="middle" draw:auto-grow-height="fals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color="#000000" draw:fill="none" draw:fill-color="#ffffff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3" style:family="paragraph">
      <style:paragraph-properties fo:text-align="center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4" style:family="paragraph">
      <style:paragraph-properties fo:text-align="center"/>
      <style:text-properties fo:font-weight="bold" style:font-weight-asian="bold" style:font-weight-complex="bold"/>
    </style:style>
    <style:style style:name="P5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5cm" svg:height="1cm" svg:x="3cm" svg:y="0.998cm">
          <text:p text:style-name="P1"><text:span text:style-name="T1">a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draw:layer="layout" svg:width="5cm" svg:height="1cm" svg:x="8cm" svg:y="0.999cm">
          <text:p text:style-name="P1"><text:span text:style-name="T2">b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cm" svg:height="1cm" svg:x="13cm" svg:y="0.999cm">
          <text:p text:style-name="P1"><text:span text:style-name="T1">c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cm" svg:height="1cm" svg:x="18cm" svg:y="1cm">
          <text:p text:style-name="P1"><text:span text:style-name="T1">d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cm" svg:height="1cm" svg:x="1cm" svg:y="0.999cm">
          <text:p text:style-name="P4"><text:span text:style-name="T1">Scenari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5" draw:layer="layout" svg:width="2cm" svg:height="3cm" svg:x="1cm" svg:y="2cm">
          <text:p text:style-name="P1"><text:span text:style-name="T3">Cost</text:span></text:p>
          <text:p text:style-name="P1"><text:span text:style-name="T3">Grap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5" draw:layer="layout" svg:width="2cm" svg:height="3cm" svg:x="1cm" svg:y="5cm">
          <text:p text:style-name="P1"><text:span text:style-name="T3">Energy</text:span></text:p>
          <text:p text:style-name="P1"><text:span text:style-name="T3">Graph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1cm" svg:y1="2cm" svg:x2="23cm" svg:y2="2cm">
          <text:p/>
        </draw:line>
        <draw:custom-shape draw:style-name="gr1" draw:text-style-name="P5" draw:layer="layout" svg:width="1.999cm" svg:height="5cm" svg:x="1.001cm" svg:y="8cm">
          <text:p text:style-name="P1"><text:span text:style-name="T3">Traffic</text:span></text:p>
          <text:p text:style-name="P1"><text:span text:style-name="T3">Graph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1" draw:layer="layout" svg:width="5cm" svg:height="5cm" svg:x="8cm" svg:y="8cm">
          <draw:image xlink:href="Pictures/100002010000046A0000046A38EFEC0B.png" xlink:type="simple" xlink:show="embed" xlink:actuate="onLoad">
            <text:p/>
          </draw:image>
        </draw:frame>
        <draw:frame draw:style-name="gr3" draw:text-style-name="P1" draw:layer="layout" svg:width="5cm" svg:height="5cm" svg:x="13cm" svg:y="8cm">
          <draw:image xlink:href="Pictures/100002010000046A0000046A118D029E.png" xlink:type="simple" xlink:show="embed" xlink:actuate="onLoad">
            <text:p/>
          </draw:image>
        </draw:frame>
        <draw:frame draw:style-name="gr3" draw:text-style-name="P1" draw:layer="layout" svg:width="5cm" svg:height="5cm" svg:x="18cm" svg:y="8cm">
          <draw:image xlink:href="Pictures/100002010000046A0000046A1FF334AA.png" xlink:type="simple" xlink:show="embed" xlink:actuate="onLoad">
            <text:p/>
          </draw:image>
        </draw:frame>
        <draw:frame draw:style-name="gr3" draw:text-style-name="P1" draw:layer="layout" svg:width="5cm" svg:height="5cm" svg:x="3cm" svg:y="8cm">
          <draw:image xlink:href="Pictures/100002010000046A0000046AAAC34F06.png" xlink:type="simple" xlink:show="embed" xlink:actuate="onLoad">
            <text:p/>
          </draw:image>
        </draw:frame>
        <draw:frame draw:style-name="gr3" draw:text-style-name="P1" draw:layer="layout" svg:width="4.778cm" svg:height="2.9cm" svg:x="3.2cm" svg:y="5cm">
          <draw:image xlink:href="Pictures/1000000000000176000000E31FA6AAB7.png" xlink:type="simple" xlink:show="embed" xlink:actuate="onLoad">
            <text:p/>
          </draw:image>
        </draw:frame>
        <draw:frame draw:style-name="gr3" draw:text-style-name="P1" draw:layer="layout" svg:width="4.883cm" svg:height="2.7cm" svg:x="3.1cm" svg:y="2.1cm">
          <draw:image xlink:href="Pictures/1000000000000183000000D62F6C7AA2.png" xlink:type="simple" xlink:show="embed" xlink:actuate="onLoad">
            <text:p/>
          </draw:image>
        </draw:frame>
        <draw:frame draw:style-name="gr3" draw:text-style-name="P1" draw:layer="layout" svg:width="5.005cm" svg:height="3cm" svg:x="8cm" svg:y="5cm">
          <draw:image xlink:href="Pictures/1000000000000179000000E2A0138A2C.png" xlink:type="simple" xlink:show="embed" xlink:actuate="onLoad">
            <text:p/>
          </draw:image>
        </draw:frame>
        <draw:frame draw:style-name="gr3" draw:text-style-name="P1" draw:layer="layout" svg:width="4.8cm" svg:height="2.7cm" svg:x="8.1cm" svg:y="2.1cm">
          <draw:image xlink:href="Pictures/1000000000000180000000D886E8385A.png" xlink:type="simple" xlink:show="embed" xlink:actuate="onLoad">
            <text:p/>
          </draw:image>
        </draw:frame>
        <draw:frame draw:style-name="gr3" draw:text-style-name="P1" draw:layer="layout" svg:width="4.9cm" svg:height="2.924cm" svg:x="13.1cm" svg:y="5cm">
          <draw:image xlink:href="Pictures/1000000000000174000000DE491078E1.png" xlink:type="simple" xlink:show="embed" xlink:actuate="onLoad">
            <text:p/>
          </draw:image>
        </draw:frame>
        <draw:frame draw:style-name="gr3" draw:text-style-name="P1" draw:layer="layout" svg:width="4.781cm" svg:height="2.743cm" svg:x="13.1cm" svg:y="2.1cm">
          <draw:image xlink:href="Pictures/1000000000000183000000DEBC584AF4.png" xlink:type="simple" xlink:show="embed" xlink:actuate="onLoad">
            <text:p/>
          </draw:image>
        </draw:frame>
        <draw:frame draw:style-name="gr3" draw:text-style-name="P1" draw:layer="layout" svg:width="4.8cm" svg:height="2.918cm" svg:x="18.1cm" svg:y="5.028cm">
          <draw:image xlink:href="Pictures/1000000000000172000000E181DE5A64.png" xlink:type="simple" xlink:show="embed" xlink:actuate="onLoad">
            <text:p/>
          </draw:image>
        </draw:frame>
        <draw:frame draw:style-name="gr3" draw:text-style-name="P1" draw:layer="layout" svg:width="4.8cm" svg:height="2.723cm" svg:x="18.1cm" svg:y="2.1cm">
          <draw:image xlink:href="Pictures/1000000000000182000000DB3F115725.png" xlink:type="simple" xlink:show="embed" xlink:actuate="onLoad">
            <text:p/>
          </draw:image>
        </draw:frame>
        <draw:line draw:style-name="gr2" draw:text-style-name="P1" draw:layer="layout" svg:x1="18cm" svg:y1="1cm" svg:x2="18cm" svg:y2="13cm">
          <text:p/>
        </draw:line>
        <draw:line draw:style-name="gr2" draw:text-style-name="P1" draw:layer="layout" svg:x1="13cm" svg:y1="1cm" svg:x2="13cm" svg:y2="13cm">
          <text:p/>
        </draw:line>
        <draw:line draw:style-name="gr2" draw:text-style-name="P1" draw:layer="layout" svg:x1="3cm" svg:y1="1cm" svg:x2="3cm" svg:y2="13cm">
          <text:p/>
        </draw:line>
        <draw:line draw:style-name="gr2" draw:text-style-name="P1" draw:layer="layout" svg:x1="8cm" svg:y1="1cm" svg:x2="8cm" svg:y2="13cm">
          <text:p/>
        </draw:line>
        <draw:line draw:style-name="gr2" draw:text-style-name="P1" draw:layer="layout" svg:x1="1cm" svg:y1="5cm" svg:x2="23cm" svg:y2="5cm">
          <text:p/>
        </draw:line>
        <draw:line draw:style-name="gr2" draw:text-style-name="P1" draw:layer="layout" svg:x1="1cm" svg:y1="8cm" svg:x2="23cm" svg:y2="8cm">
          <text:p/>
        </draw:line>
        <draw:custom-shape draw:style-name="gr4" draw:text-style-name="P1" draw:layer="layout" svg:width="22cm" svg:height="12cm" svg:x="1cm" svg:y="1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4cm" fo:page-height="1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03T16:19:41.383000000</meta:creation-date>
    <dc:date>2015-04-07T05:25:27.704000000</dc:date>
    <meta:editing-duration>PT14H51M34S</meta:editing-duration>
    <meta:editing-cycles>38</meta:editing-cycles>
    <meta:generator>LibreOffice/4.1.4.2$Windows_x86 LibreOffice_project/0a0440ccc0227ad9829de5f46be37cfb6edcf72</meta:generator>
    <meta:document-statistic meta:object-count="28"/>
  </office:meta>
</office:document-meta>
</file>